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d49e" officeooo:paragraph-rsid="0017d49e"/>
    </style:style>
    <style:style style:name="P2" style:family="paragraph" style:parent-style-name="Standard">
      <style:text-properties officeooo:rsid="0017d49e" officeooo:paragraph-rsid="0017d747"/>
    </style:style>
    <style:style style:name="T1" style:family="text">
      <style:text-properties officeooo:rsid="0017d7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s d'ús:</text:p>
      <text:p text:style-name="P1"/>
      <text:p text:style-name="P1">- <text:span text:style-name="T1">Registre d'usuaris.</text:span></text:p>
      <text:p text:style-name="P1">- <text:span text:style-name="T1">Mostrar catàleg de series.</text:span></text:p>
      <text:p text:style-name="P1">- <text:span text:style-name="T1">Mostrar series amb resum i altres detalls</text:span></text:p>
      <text:p text:style-name="P1">- <text:span text:style-name="T1">Descarrega de capítols via streaming amb 1€ d'import. Es paga tot al final de mes.</text:span></text:p>
      <text:p text:style-name="P1">- <text:span text:style-name="T1">Guardar informació de clients i posar-los com a VIP o normal. VIP comporta un -10% de descompte al preu total.</text:span></text:p>
      <text:p text:style-name="P2">- <text:span text:style-name="T1">Client registrat o no pot visualitzar catàleg de sèries però per les altres funcions s'ha d'estar registrat i loguejat per poder utilitzar-les. L'usuari al registrar-se necessita introduir nom, contrasenya, nacionalitat i data de naixement.</text:span></text:p>
      <text:p text:style-name="P2">- <text:span text:style-name="T1">Visualitzacions simultànies prohibides. Només una visualització cada vegada. Per poder reproduir un segon capítol primer s'ha d'acabar l'anterior.</text:span></text:p>
      <text:p text:style-name="P2">- <text:span text:style-name="T1">Sistema de valoracions de capítols per part de l'usuari però només al finalitzar el capítol actual. Es pot valorar de 1 (dolent) a 5(molt bo).</text:span></text:p>
      <text:p text:style-name="P2">- <text:span text:style-name="T1">Visualització de episodis millor valorats i de episodis preferits pels usuar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08:38:44.284095501</meta:creation-date>
    <dc:date>2016-10-03T09:45:28.225977165</dc:date>
    <meta:editing-duration>PT3M12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10" meta:word-count="147" meta:character-count="914" meta:non-whitespace-character-count="777"/>
  </office:meta>
</office:document-meta>
</file>